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Trigger.fire( String trigName , String tabName , Object [ ]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Trigger.conn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Trigger.setup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Trigger.setup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Trigger.JMSTri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rigger.fire( int arg0 , String arg1 , String arg2 , Object [ ] arg3 , Object [ ] arg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Trigger.getContex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MSTrigger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